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iscussant</text:p>
          </table:table-cell>
          <table:table-cell office:value-type="string" calcext:value-type="string">
            <text:p>Room</text:p>
          </table:table-cell>
          <table:table-cell/>
        </table:table-row>
        <table:table-row table:style-name="ro2">
          <table:table-cell table:style-name="ce2" office:value-type="string" calcext:value-type="string">
            <text:p>Monday 3/7</text:p>
          </table:table-cell>
          <table:table-cell office:value-type="string" calcext:value-type="string">
            <text:p>9-9:30am</text:p>
          </table:table-cell>
          <table:table-cell office:value-type="string" calcext:value-type="string">
            <text:p>Aaron Watt</text:p>
          </table:table-cell>
          <table:table-cell office:value-type="string" calcext:value-type="string">
            <text:p>Ethan Ligon &amp; Jim Sallee</text:p>
          </table:table-cell>
          <table:table-cell office:value-type="string" calcext:value-type="string">
            <text:p>Kendra Marcoux &amp; Hamza Husain</text:p>
          </table:table-cell>
          <table:table-cell office:value-type="string" calcext:value-type="string">
            <text:p>Giannini 238</text:p>
          </table:table-cell>
          <table:table-cell table:formula="of:=COM.MICROSOFT.CONCAT([.C2]; &quot; (SYP Presentation)&quot;; CHAR(10);&quot;Presenter: &quot;; [.C2]; CHAR(10);&quot;Faculty: &quot;;[.D2]; CHAR(10); &quot;Discussants: &quot;; [.E2]; CHAR(10); &quot;Room: &quot;; [.F2] )" office:value-type="string" office:string-value="Aaron Watt (SYP Presentation)&#10;Presenter: Aaron Watt&#10;Faculty: Ethan Ligon &amp; Jim Sallee&#10;Discussants: Kendra Marcoux &amp; Hamza Husain&#10;Room: Giannini 238" calcext:value-type="string">
            <text:p>Aaron Watt (SYP Presentation)</text:p>
            <text:p>Presenter: Aaron Watt</text:p>
            <text:p>Faculty: Ethan Ligon &amp; Jim Sallee</text:p>
            <text:p>Discussants: Kendra Marcoux &amp; Hamza Husain</text:p>
            <text:p>Room: Giannini 238</text:p>
          </table:table-cell>
        </table:table-row>
        <table:table-row table:style-name="ro2">
          <table:table-cell/>
          <table:table-cell office:value-type="string" calcext:value-type="string">
            <text:p>9:30-10am</text:p>
          </table:table-cell>
          <table:table-cell office:value-type="string" calcext:value-type="string">
            <text:p>Jie Song</text:p>
          </table:table-cell>
          <table:table-cell office:value-type="string" calcext:value-type="string">
            <text:p>Jeremy Magruder &amp; Jim Sallee</text:p>
          </table:table-cell>
          <table:table-cell office:value-type="string" calcext:value-type="string">
            <text:p>Kendra Marcoux &amp; Shreya Sarkar</text:p>
          </table:table-cell>
          <table:table-cell office:value-type="string" calcext:value-type="string">
            <text:p>Giannini 238</text:p>
          </table:table-cell>
          <table:table-cell table:formula="of:=COM.MICROSOFT.CONCAT([.C3]; &quot; (SYP Presentation)&quot;; CHAR(10);&quot;Presenter: &quot;; [.C3]; CHAR(10);&quot;Faculty: &quot;;[.D3]; CHAR(10); &quot;Discussants: &quot;; [.E3]; CHAR(10); &quot;Room: &quot;; [.F3] )" office:value-type="string" office:string-value="Jie Song (SYP Presentation)&#10;Presenter: Jie Song&#10;Faculty: Jeremy Magruder &amp; Jim Sallee&#10;Discussants: Kendra Marcoux &amp; Shreya Sarkar&#10;Room: Giannini 238" calcext:value-type="string">
            <text:p>Jie Song (SYP Presentation)</text:p>
            <text:p>Presenter: Jie Song</text:p>
            <text:p>Faculty: Jeremy Magruder &amp; Jim Sallee</text:p>
            <text:p>Discussants: Kendra Marcoux &amp; Shreya Sarkar</text:p>
            <text:p>Room: Giannini 238</text:p>
          </table:table-cell>
        </table:table-row>
        <table:table-row table:style-name="ro2">
          <table:table-cell table:style-name="ce2"/>
          <table:table-cell office:value-type="string" calcext:value-type="string">
            <text:p>11-1130am</text:p>
          </table:table-cell>
          <table:table-cell office:value-type="string" calcext:value-type="string">
            <text:p>Kendra Marcoux</text:p>
          </table:table-cell>
          <table:table-cell office:value-type="string" calcext:value-type="string">
            <text:p>Thibault Fally &amp; Max Auffhammer</text:p>
          </table:table-cell>
          <table:table-cell office:value-type="string" calcext:value-type="string">
            <text:p>Jie Song &amp; Lucy Hackett</text:p>
          </table:table-cell>
          <table:table-cell office:value-type="string" calcext:value-type="string">
            <text:p>Giannini 238</text:p>
          </table:table-cell>
          <table:table-cell table:formula="of:=COM.MICROSOFT.CONCAT([.C4]; &quot; (SYP Presentation)&quot;; CHAR(10);&quot;Presenter: &quot;; [.C4]; CHAR(10);&quot;Faculty: &quot;;[.D4]; CHAR(10); &quot;Discussants: &quot;; [.E4]; CHAR(10); &quot;Room: &quot;; [.F4] )" office:value-type="string" office:string-value="Kendra Marcoux (SYP Presentation)&#10;Presenter: Kendra Marcoux&#10;Faculty: Thibault Fally &amp; Max Auffhammer&#10;Discussants: Jie Song &amp; Lucy Hackett&#10;Room: Giannini 238" calcext:value-type="string">
            <text:p>Kendra Marcoux (SYP Presentation)</text:p>
            <text:p>Presenter: Kendra Marcoux</text:p>
            <text:p>Faculty: Thibault Fally &amp; Max Auffhammer</text:p>
            <text:p>Discussants: Jie Song &amp; Lucy Hackett</text:p>
            <text:p>Room: Giannini 238</text:p>
          </table:table-cell>
        </table:table-row>
        <table:table-row table:style-name="ro2">
          <table:table-cell/>
          <table:table-cell office:value-type="string" calcext:value-type="string">
            <text:p>1130am-noon</text:p>
          </table:table-cell>
          <table:table-cell office:value-type="string" calcext:value-type="string">
            <text:p>Hamza Husain</text:p>
          </table:table-cell>
          <table:table-cell office:value-type="string" calcext:value-type="string">
            <text:p>David Zilberman &amp; Marco Gonzalez-Navarro</text:p>
          </table:table-cell>
          <table:table-cell office:value-type="string" calcext:value-type="string">
            <text:p>Jie Song &amp; Lucy Hackett</text:p>
          </table:table-cell>
          <table:table-cell office:value-type="string" calcext:value-type="string">
            <text:p>Giannini 238</text:p>
          </table:table-cell>
          <table:table-cell table:formula="of:=COM.MICROSOFT.CONCAT([.C5]; &quot; (SYP Presentation)&quot;; CHAR(10);&quot;Presenter: &quot;; [.C5]; CHAR(10);&quot;Faculty: &quot;;[.D5]; CHAR(10); &quot;Discussants: &quot;; [.E5]; CHAR(10); &quot;Room: &quot;; [.F5] )" office:value-type="string" office:string-value="Hamza Husain (SYP Presentation)&#10;Presenter: Hamza Husain&#10;Faculty: David Zilberman &amp; Marco Gonzalez-Navarro&#10;Discussants: Jie Song &amp; Lucy Hackett&#10;Room: Giannini 238" calcext:value-type="string">
            <text:p>Hamza Husain (SYP Presentation)</text:p>
            <text:p>Presenter: Hamza Husain</text:p>
            <text:p>Faculty: David Zilberman &amp; Marco Gonzalez-Navarro</text:p>
            <text:p>Discussants: Jie Song &amp; Lucy Hackett</text:p>
            <text:p>Room: Giannini 238</text:p>
          </table:table-cell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2">
          <table:table-cell table:style-name="ce2" office:value-type="string" calcext:value-type="string">
            <text:p>Tuesday 3/8</text:p>
          </table:table-cell>
          <table:table-cell office:value-type="string" calcext:value-type="string">
            <text:p>1030-11am</text:p>
          </table:table-cell>
          <table:table-cell office:value-type="string" calcext:value-type="string">
            <text:p>Trevor Woolley</text:p>
          </table:table-cell>
          <table:table-cell office:value-type="string" calcext:value-type="string">
            <text:p>David Zilberman &amp; Michael Anderson</text:p>
          </table:table-cell>
          <table:table-cell office:value-type="string" calcext:value-type="string">
            <text:p>Aaron Watt &amp; Shreya Sarkar</text:p>
          </table:table-cell>
          <table:table-cell office:value-type="string" calcext:value-type="string">
            <text:p>Giannini 238</text:p>
          </table:table-cell>
          <table:table-cell table:formula="of:=COM.MICROSOFT.CONCAT([.C7]; &quot; (SYP Presentation)&quot;; CHAR(10);&quot;Presenter: &quot;; [.C7]; CHAR(10);&quot;Faculty: &quot;;[.D7]; CHAR(10); &quot;Discussants: &quot;; [.E7]; CHAR(10); &quot;Room: &quot;; [.F7] )" office:value-type="string" office:string-value="Trevor Woolley (SYP Presentation)&#10;Presenter: Trevor Woolley&#10;Faculty: David Zilberman &amp; Michael Anderson&#10;Discussants: Aaron Watt &amp; Shreya Sarkar&#10;Room: Giannini 238" calcext:value-type="string">
            <text:p>Trevor Woolley (SYP Presentation)</text:p>
            <text:p>Presenter: Trevor Woolley</text:p>
            <text:p>Faculty: David Zilberman &amp; Michael Anderson</text:p>
            <text:p>Discussants: Aaron Watt &amp; Shreya Sarkar</text:p>
            <text:p>Room: Giannini 238</text:p>
          </table:table-cell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2">
          <table:table-cell table:style-name="ce1" office:value-type="string" calcext:value-type="string">
            <text:p>Weds 3/9</text:p>
          </table:table-cell>
          <table:table-cell office:value-type="string" calcext:value-type="string">
            <text:p>1-130pm</text:p>
          </table:table-cell>
          <table:table-cell office:value-type="string" calcext:value-type="string">
            <text:p>Lucy Hackett</text:p>
          </table:table-cell>
          <table:table-cell office:value-type="string" calcext:value-type="string">
            <text:p>Joe Shapiro &amp; Michael Anderson</text:p>
          </table:table-cell>
          <table:table-cell office:value-type="string" calcext:value-type="string">
            <text:p>Alice Huang &amp; Hamza Husain</text:p>
          </table:table-cell>
          <table:table-cell table:style-name="ce3"/>
          <table:table-cell table:formula="of:=COM.MICROSOFT.CONCAT([.C9]; &quot; (SYP Presentation)&quot;; CHAR(10);&quot;Presenter: &quot;; [.C9]; CHAR(10);&quot;Faculty: &quot;;[.D9]; CHAR(10); &quot;Discussants: &quot;; [.E9]; CHAR(10); &quot;Room: &quot;; [.F9] )" office:value-type="string" office:string-value="Lucy Hackett (SYP Presentation)&#10;Presenter: Lucy Hackett&#10;Faculty: Joe Shapiro &amp; Michael Anderson&#10;Discussants: Alice Huang &amp; Hamza Husain&#10;Room: " calcext:value-type="string">
            <text:p>Lucy Hackett (SYP Presentation)</text:p>
            <text:p>Presenter: Lucy Hackett</text:p>
            <text:p>Faculty: Joe Shapiro &amp; Michael Anderson</text:p>
            <text:p>Discussants: Alice Huang &amp; Hamza Husain</text:p>
            <text:p>Room: </text:p>
          </table:table-cell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2">
          <table:table-cell table:style-name="ce1" office:value-type="string" calcext:value-type="string">
            <text:p>Weds 3/9</text:p>
          </table:table-cell>
          <table:table-cell office:value-type="string" calcext:value-type="string">
            <text:p>1-130pm</text:p>
          </table:table-cell>
          <table:table-cell office:value-type="string" calcext:value-type="string">
            <text:p>Simon Greenhill</text:p>
          </table:table-cell>
          <table:table-cell office:value-type="string" calcext:value-type="string">
            <text:p>Sofia Villas-Boas &amp; Marco Gonzalez-Navarro</text:p>
          </table:table-cell>
          <table:table-cell office:value-type="string" calcext:value-type="string">
            <text:p>Aaron Watt &amp; Shreya Chandra</text:p>
          </table:table-cell>
          <table:table-cell office:value-type="string" calcext:value-type="string">
            <text:p>Giannini 241</text:p>
          </table:table-cell>
          <table:table-cell table:formula="of:=COM.MICROSOFT.CONCAT([.C11]; &quot; (SYP Presentation)&quot;; CHAR(10);&quot;Presenter: &quot;; [.C11]; CHAR(10);&quot;Faculty: &quot;;[.D11]; CHAR(10); &quot;Discussants: &quot;; [.E11]; CHAR(10); &quot;Room: &quot;; [.F11] )" office:value-type="string" office:string-value="Simon Greenhill (SYP Presentation)&#10;Presenter: Simon Greenhill&#10;Faculty: Sofia Villas-Boas &amp; Marco Gonzalez-Navarro&#10;Discussants: Aaron Watt &amp; Shreya Chandra&#10;Room: Giannini 241" calcext:value-type="string">
            <text:p>Simon Greenhill (SYP Presentation)</text:p>
            <text:p>Presenter: Simon Greenhill</text:p>
            <text:p>Faculty: Sofia Villas-Boas &amp; Marco Gonzalez-Navarro</text:p>
            <text:p>Discussants: Aaron Watt &amp; Shreya Chandra</text:p>
            <text:p>Room: Giannini 241</text:p>
          </table:table-cell>
        </table:table-row>
        <table:table-row table:style-name="ro2">
          <table:table-cell/>
          <table:table-cell office:value-type="string" calcext:value-type="string">
            <text:p>130-2pm</text:p>
          </table:table-cell>
          <table:table-cell office:value-type="string" calcext:value-type="string">
            <text:p>Alice Huang</text:p>
          </table:table-cell>
          <table:table-cell office:value-type="string" calcext:value-type="string">
            <text:p>Sofia Villas-Boas &amp; Joe Shapiro</text:p>
          </table:table-cell>
          <table:table-cell office:value-type="string" calcext:value-type="string">
            <text:p>Hamza Husain &amp; Shreya Chandra</text:p>
          </table:table-cell>
          <table:table-cell office:value-type="string" calcext:value-type="string">
            <text:p>Giannini 241</text:p>
          </table:table-cell>
          <table:table-cell table:formula="of:=COM.MICROSOFT.CONCAT([.C12]; &quot; (SYP Presentation)&quot;; CHAR(10);&quot;Presenter: &quot;; [.C12]; CHAR(10);&quot;Faculty: &quot;;[.D12]; CHAR(10); &quot;Discussants: &quot;; [.E12]; CHAR(10); &quot;Room: &quot;; [.F12] )" office:value-type="string" office:string-value="Alice Huang (SYP Presentation)&#10;Presenter: Alice Huang&#10;Faculty: Sofia Villas-Boas &amp; Joe Shapiro&#10;Discussants: Hamza Husain &amp; Shreya Chandra&#10;Room: Giannini 241" calcext:value-type="string">
            <text:p>Alice Huang (SYP Presentation)</text:p>
            <text:p>Presenter: Alice Huang</text:p>
            <text:p>Faculty: Sofia Villas-Boas &amp; Joe Shapiro</text:p>
            <text:p>Discussants: Hamza Husain &amp; Shreya Chandra</text:p>
            <text:p>Room: Giannini 241</text:p>
          </table:table-cell>
        </table:table-row>
        <table:table-row table:style-name="ro2">
          <table:table-cell table:style-name="ce1"/>
          <table:table-cell office:value-type="string" calcext:value-type="string">
            <text:p>4-430pm</text:p>
          </table:table-cell>
          <table:table-cell office:value-type="string" calcext:value-type="string">
            <text:p>Shreya Chandra</text:p>
          </table:table-cell>
          <table:table-cell office:value-type="string" calcext:value-type="string">
            <text:p>Ellen Bruno &amp; Jeff Perloff</text:p>
          </table:table-cell>
          <table:table-cell office:value-type="string" calcext:value-type="string">
            <text:p>Trevor Woolley &amp; Simon Greenhill</text:p>
          </table:table-cell>
          <table:table-cell office:value-type="string" calcext:value-type="string">
            <text:p>Giannini 241</text:p>
          </table:table-cell>
          <table:table-cell table:formula="of:=COM.MICROSOFT.CONCAT([.C13]; &quot; (SYP Presentation)&quot;; CHAR(10);&quot;Presenter: &quot;; [.C13]; CHAR(10);&quot;Faculty: &quot;;[.D13]; CHAR(10); &quot;Discussants: &quot;; [.E13]; CHAR(10); &quot;Room: &quot;; [.F13] )" office:value-type="string" office:string-value="Shreya Chandra (SYP Presentation)&#10;Presenter: Shreya Chandra&#10;Faculty: Ellen Bruno &amp; Jeff Perloff&#10;Discussants: Trevor Woolley &amp; Simon Greenhill&#10;Room: Giannini 241" calcext:value-type="string">
            <text:p>Shreya Chandra (SYP Presentation)</text:p>
            <text:p>Presenter: Shreya Chandra</text:p>
            <text:p>Faculty: Ellen Bruno &amp; Jeff Perloff</text:p>
            <text:p>Discussants: Trevor Woolley &amp; Simon Greenhill</text:p>
            <text:p>Room: Giannini 241</text:p>
          </table:table-cell>
        </table:table-row>
        <table:table-row table:style-name="ro2">
          <table:table-cell/>
          <table:table-cell office:value-type="string" calcext:value-type="string">
            <text:p>430-5pm</text:p>
          </table:table-cell>
          <table:table-cell office:value-type="string" calcext:value-type="string">
            <text:p>Shreya Sarkar</text:p>
          </table:table-cell>
          <table:table-cell office:value-type="string" calcext:value-type="string">
            <text:p>Thibault Fally &amp; Jeff Perloff</text:p>
          </table:table-cell>
          <table:table-cell office:value-type="string" calcext:value-type="string">
            <text:p>Trevor Woolley &amp; Simon Greenhill</text:p>
          </table:table-cell>
          <table:table-cell office:value-type="string" calcext:value-type="string">
            <text:p>Giannini 241</text:p>
          </table:table-cell>
          <table:table-cell table:formula="of:=COM.MICROSOFT.CONCAT([.C14]; &quot; (SYP Presentation)&quot;; CHAR(10);&quot;Presenter: &quot;; [.C14]; CHAR(10);&quot;Faculty: &quot;;[.D14]; CHAR(10); &quot;Discussants: &quot;; [.E14]; CHAR(10); &quot;Room: &quot;; [.F14] )" office:value-type="string" office:string-value="Shreya Sarkar (SYP Presentation)&#10;Presenter: Shreya Sarkar&#10;Faculty: Thibault Fally &amp; Jeff Perloff&#10;Discussants: Trevor Woolley &amp; Simon Greenhill&#10;Room: Giannini 241" calcext:value-type="string">
            <text:p>Shreya Sarkar (SYP Presentation)</text:p>
            <text:p>Presenter: Shreya Sarkar</text:p>
            <text:p>Faculty: Thibault Fally &amp; Jeff Perloff</text:p>
            <text:p>Discussants: Trevor Woolley &amp; Simon Greenhill</text:p>
            <text:p>Room: Giannini 241</text:p>
          </table:table-cell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2">
          <table:table-cell table:style-name="ce2" office:value-type="string" calcext:value-type="string">
            <text:p>Fri 3/11</text:p>
          </table:table-cell>
          <table:table-cell office:value-type="string" calcext:value-type="string">
            <text:p>1130am-noon</text:p>
          </table:table-cell>
          <table:table-cell office:value-type="string" calcext:value-type="string">
            <text:p>Seung Yong Song</text:p>
          </table:table-cell>
          <table:table-cell office:value-type="string" calcext:value-type="string">
            <text:p>Ellen Bruno &amp; Max Auffhammer</text:p>
          </table:table-cell>
          <table:table-cell office:value-type="string" calcext:value-type="string">
            <text:p>Aaron Watt &amp; Jie Song</text:p>
          </table:table-cell>
          <table:table-cell office:value-type="string" calcext:value-type="string">
            <text:p>Giannini 238</text:p>
          </table:table-cell>
          <table:table-cell table:formula="of:=COM.MICROSOFT.CONCAT([.C16]; &quot; (SYP Presentation)&quot;; CHAR(10);&quot;Presenter: &quot;; [.C16]; CHAR(10);&quot;Faculty: &quot;;[.D16]; CHAR(10); &quot;Discussants: &quot;; [.E16]; CHAR(10); &quot;Room: &quot;; [.F16] )" office:value-type="string" office:string-value="Seung Yong Song (SYP Presentation)&#10;Presenter: Seung Yong Song&#10;Faculty: Ellen Bruno &amp; Max Auffhammer&#10;Discussants: Aaron Watt &amp; Jie Song&#10;Room: Giannini 238" calcext:value-type="string">
            <text:p>Seung Yong Song (SYP Presentation)</text:p>
            <text:p>Presenter: Seung Yong Song</text:p>
            <text:p>Faculty: Ellen Bruno &amp; Max Auffhammer</text:p>
            <text:p>Discussants: Aaron Watt &amp; Jie Song</text:p>
            <text:p>Room: Giannini 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7:04:36.041790519</meta:creation-date>
    <dc:date>2022-03-03T17:20:16.075664040</dc:date>
    <meta:editing-duration>PT5M20S</meta:editing-duration>
    <meta:editing-cycles>1</meta:editing-cycles>
    <meta:document-statistic meta:table-count="1" meta:cell-count="76" meta:object-count="0"/>
    <meta:generator>LibreOffice/6.4.7.2$Linux_X86_64 LibreOffice_project/40$Build-2</meta:generator>
  </office:meta>
</office:document-meta>
</file>